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Comic Sans MS"/>
    </style:style>
    <style:style style:name="P2" style:family="paragraph" style:parent-style-name="Text_20_body">
      <style:paragraph-properties fo:margin-top="0cm" fo:margin-bottom="0.423cm" style:contextual-spacing="false"/>
      <style:text-properties style:font-name="Comic Sans MS"/>
    </style:style>
    <style:style style:name="P3" style:family="paragraph" style:parent-style-name="Text_20_body">
      <style:paragraph-properties fo:margin-top="0cm" fo:margin-bottom="0.423cm" style:contextual-spacing="false"/>
      <style:text-properties style:font-name="Comic Sans MS" fo:language="en" fo:country="US"/>
    </style:style>
    <style:style style:name="T1" style:family="text">
      <style:text-properties style:font-name="Comic Sans MS"/>
    </style:style>
    <style:style style:name="T2" style:family="text">
      <style:text-properties fo:color="#1f49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latform : verify with Nick that he accesses the platform correctly.</text:p>
      <text:p text:style-name="P1">Color Set for new implementation</text:p>
      <text:p text:style-name="Text_20_body"> <text:span text:style-name="T1">get from Nick a screen copy or FIVB graphical chart</text:span></text:p>
      <text:p text:style-name="Text_20_body"> </text:p>
      <text:p text:style-name="P1">Nicolas gives to Gpo </text:p>
      <text:p text:style-name="P1">content list of new platform</text:p>
      <text:p text:style-name="P2">existing content list of Development platform (Diego)</text:p>
      <text:p text:style-name="Text_20_body"> </text:p>
      <text:p text:style-name="P1">For the production sytem :<text:line-break/><text:line-break/>OneDrive will be used to store excel files</text:p>
      <text:p text:style-name="P3">FIVB will <text:span text:style-name="T2">update </text:span>regularly its excel files to OneDrive environment in order to refresh information.</text:p>
      <text:p text:style-name="P2">schedule :</text:p>
      <text:p text:style-name="P1">a project meeting of 1 hour has to be scheduled for the 31/05</text:p>
      <text:p text:style-name="P2">- Thierry will participate (schedule after 10:30)</text:p>
      <text:p text:style-name="P1">ASAP get content list</text:p>
      <text:p text:style-name="P2">ASAP get content validation from Nick.</text:p>
      <text:p text:style-name="P1">6/06 training session : Gpo will attend</text:p>
      <text:p text:style-name="P2">a project meeting of 1 hour will take place at the end of training session</text:p>
      <text:p text:style-name="P2">During this training session, some modification / enrichment could be done with the support of Nicolas.</text:p>
      <text:p text:style-name="P2">Project Phase 1 Go Live will be pronounced on 9/06 latest, and the platform will be in production.</text:p>
      <text:p text:style-name="P2">As per today, a set of 10 consulting man/days have been bought by FIVB.</text:p>
      <text:p text:style-name="P2">At the end of Phase 1, this set of man/days will be exhausted.</text:p>
      <text:p text:style-name="P1">Phase 2 will start that will include (not exhaustive)</text:p>
      <text:p text:style-name="P1"><text:line-break/>Consulting support for existing live platform.</text:p>
      <text:p text:style-name="P1">Migration towards finale internal FIVB infrastructure (Amazon or Azur)</text:p>
      <text:p text:style-name="P1"><text:soft-page-break/>Consulting architecture support</text:p>
      <text:p text:style-name="P2">Extend functionalities to other widgets / datasource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mic Sans MS" svg:font-family="'Comic Sans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érard POLO</meta:initial-creator>
    <meta:creation-date>2017-05-29T15:04:56.208906655</meta:creation-date>
    <dc:date>2017-05-29T15:05:26.297206407</dc:date>
    <dc:creator>Gérard POLO</dc:creator>
    <meta:editing-duration>P0D</meta:editing-duration>
    <meta:editing-cycles>1</meta:editing-cycles>
    <meta:document-statistic meta:table-count="0" meta:image-count="0" meta:object-count="0" meta:page-count="2" meta:paragraph-count="26" meta:word-count="219" meta:character-count="1305" meta:non-whitespace-character-count="1104"/>
    <meta:generator>LibreOffice/4.2.8.2$Linux_X86_64 LibreOffice_project/420m0$Build-2</meta:generator>
  </office:meta>
</office:document-meta>
</file>